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face style:name="FreeSans1" svg:font-family="FreeSans" style:font-family-generic="swiss"/>
    <style:font-face style:name="DejaVu Sans"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hyphenation-ladder-count="no-limit" style:text-autospace="none"/>
      <style:text-properties fo:hyphenate="true" fo:hyphenation-remain-char-count="2" fo:hyphenation-push-char-count="2"/>
    </style:style>
    <style:style style:name="P3" style:family="paragraph" style:parent-style-name="Standard">
      <style:paragraph-properties fo:text-align="justify" style:justify-single-word="false"/>
      <style:text-properties style:font-name="Arial" style:font-name-complex="Arial"/>
    </style:style>
    <style:style style:name="P4" style:family="paragraph" style:parent-style-name="Standard">
      <style:text-properties style:font-name="Arial" fo:language="en" fo:country="US" style:font-name-complex="Arial"/>
    </style:style>
    <style:style style:name="P5" style:family="paragraph" style:parent-style-name="Standard">
      <style:paragraph-properties fo:text-align="justify" style:justify-single-word="false"/>
      <style:text-properties style:font-name="Arial" fo:language="en" fo:country="US" style:font-name-complex="Arial"/>
    </style:style>
    <style:style style:name="P6" style:family="paragraph" style:parent-style-name="Standard">
      <style:paragraph-properties fo:text-align="justify" style:justify-single-word="false" fo:hyphenation-ladder-count="no-limit" style:text-autospace="none"/>
      <style:text-properties style:font-name="Arial" fo:font-size="13pt" fo:language="es" fo:country="MX" fo:font-weight="bold" style:letter-kerning="true" style:font-name-asian="Times New Roman" style:font-size-asian="13pt" style:language-asian="es" style:country-asian="MX" style:font-weight-asian="bold" style:font-name-complex="Arial" style:font-size-complex="13pt" style:language-complex="ar" style:country-complex="SA" style:font-weight-complex="bold" fo:hyphenate="true" fo:hyphenation-remain-char-count="2" fo:hyphenation-push-char-count="2"/>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hyphenation-ladder-count="no-limit" style:text-autospace="none"/>
      <style:text-properties fo:hyphenate="true" fo:hyphenation-remain-char-count="2" fo:hyphenation-push-char-count="2"/>
    </style:style>
    <style:style style:name="P10" style:family="paragraph" style:parent-style-name="Standard">
      <style:paragraph-properties fo:hyphenation-ladder-count="no-limit" style:text-autospace="none"/>
      <style:text-properties style:font-name="Times New Roman" fo:language="en" fo:country="US" style:letter-kerning="true" style:font-name-asian="Times New Roman" style:language-asian="es" style:country-asian="MX" style:font-name-complex="Times New Roman" style:language-complex="ar" style:country-complex="SA" fo:hyphenate="true" fo:hyphenation-remain-char-count="2" fo:hyphenation-push-char-count="2"/>
    </style:style>
    <style:style style:name="P11" style:family="paragraph" style:parent-style-name="Standard">
      <style:paragraph-properties fo:text-align="justify" style:justify-single-word="false"/>
      <style:text-properties style:font-name="Times New Roman" fo:language="en" fo:country="US" style:letter-kerning="true" style:font-name-asian="Times New Roman" style:language-asian="es" style:country-asian="MX" style:font-name-complex="Times New Roman" style:language-complex="ar" style:country-complex="SA"/>
    </style:style>
    <style:style style:name="P12" style:family="paragraph" style:parent-style-name="Standard">
      <style:paragraph-properties fo:text-align="justify" style:justify-single-word="false" fo:hyphenation-ladder-count="no-limit" style:text-autospace="none"/>
      <style:text-properties style:font-name="Times New Roman" fo:language="en" fo:country="US" style:letter-kerning="true" style:font-name-asian="Times New Roman" style:language-asian="es" style:country-asian="MX" style:font-name-complex="Times New Roman" style:language-complex="ar" style:country-complex="SA" fo:hyphenate="true" fo:hyphenation-remain-char-count="2" fo:hyphenation-push-char-count="2"/>
    </style:style>
    <style:style style:name="P13" style:family="paragraph" style:parent-style-name="Standard">
      <style:paragraph-properties fo:hyphenation-ladder-count="no-limit" style:text-autospace="none"/>
      <style:text-properties style:font-name="Times New Roman" fo:language="en" fo:country="US" style:text-underline-style="solid" style:text-underline-width="auto" style:text-underline-color="font-color" style:letter-kerning="true" style:font-name-asian="Times New Roman" style:language-asian="es" style:country-asian="MX" style:font-name-complex="Times New Roman" style:language-complex="ar" style:country-complex="SA" fo:hyphenate="true" fo:hyphenation-remain-char-count="2" fo:hyphenation-push-char-count="2"/>
    </style:style>
    <style:style style:name="P14" style:family="paragraph" style:parent-style-name="Standard">
      <style:paragraph-properties fo:text-align="justify" style:justify-single-word="false" fo:hyphenation-ladder-count="no-limit" style:text-autospace="none"/>
      <style:text-properties style:font-name="Times New Roman" fo:font-size="11pt" fo:language="en" fo:country="US" style:letter-kerning="true" style:font-name-asian="Times New Roman" style:font-size-asian="11pt" style:language-asian="es" style:country-asian="MX" style:font-name-complex="Times New Roman" style:font-size-complex="11pt" style:language-complex="ar" style:country-complex="SA" fo:hyphenate="true" fo:hyphenation-remain-char-count="2" fo:hyphenation-push-char-count="2"/>
    </style:style>
    <style:style style:name="P15" style:family="paragraph" style:parent-style-name="Standard">
      <style:paragraph-properties fo:hyphenation-ladder-count="no-limit" style:text-autospace="none"/>
      <style:text-properties style:font-name="Times New Roman" fo:font-size="7pt" fo:language="en" fo:country="US" style:letter-kerning="true" style:font-name-asian="Times New Roman" style:font-size-asian="7pt" style:language-asian="es" style:country-asian="MX" style:font-name-complex="Times New Roman" style:font-size-complex="7pt" style:language-complex="ar" style:country-complex="SA" fo:hyphenate="true" fo:hyphenation-remain-char-count="2" fo:hyphenation-push-char-count="2"/>
    </style:style>
    <style:style style:name="P16" style:family="paragraph" style:parent-style-name="Standard">
      <style:paragraph-properties fo:text-align="justify" style:justify-single-word="false" fo:hyphenation-ladder-count="no-limit" style:text-autospace="none"/>
      <style:text-properties style:font-name="Times New Roman" fo:font-size="13pt" fo:language="en" fo:country="US" fo:font-weight="bold" style:letter-kerning="true" style:font-name-asian="Times New Roman" style:font-size-asian="13pt" style:language-asian="es" style:country-asian="MX" style:font-weight-asian="bold" style:font-name-complex="Times New Roman" style:font-size-complex="13pt" style:language-complex="ar" style:country-complex="SA" style:font-weight-complex="bold" fo:hyphenate="true" fo:hyphenation-remain-char-count="2" fo:hyphenation-push-char-count="2"/>
    </style:style>
    <style:style style:name="P17" style:family="paragraph" style:parent-style-name="Standard">
      <style:text-properties style:font-name="Courier" fo:font-size="11pt" fo:language="es" fo:country="MX" style:letter-kerning="true" style:font-name-asian="Times New Roman" style:font-size-asian="11pt" style:language-asian="es" style:country-asian="MX" style:font-name-complex="Courier" style:font-size-complex="11pt" style:language-complex="ar" style:country-complex="SA"/>
    </style:style>
    <style:style style:name="P18" style:family="paragraph" style:parent-style-name="Standard">
      <style:paragraph-properties fo:hyphenation-ladder-count="no-limit" style:text-autospace="none"/>
      <style:text-properties style:font-name="Courier" fo:font-size="11pt" fo:language="es" fo:country="MX" style:letter-kerning="true" style:font-name-asian="Times New Roman" style:font-size-asian="11pt" style:language-asian="es" style:country-asian="MX" style:font-name-complex="Courier" style:font-size-complex="11pt" style:language-complex="ar" style:country-complex="SA" fo:hyphenate="true" fo:hyphenation-remain-char-count="2" fo:hyphenation-push-char-count="2"/>
    </style:style>
    <style:style style:name="P19" style:family="paragraph" style:parent-style-name="Standard">
      <style:paragraph-properties fo:hyphenation-ladder-count="no-limit" style:text-autospace="none"/>
      <style:text-properties style:font-name="Courier" fo:font-size="11pt" fo:language="en" fo:country="US" style:letter-kerning="true" style:font-name-asian="Times New Roman" style:font-size-asian="11pt" style:language-asian="es" style:country-asian="MX" style:font-name-complex="Courier" style:font-size-complex="11pt" style:language-complex="ar" style:country-complex="SA" fo:hyphenate="true" fo:hyphenation-remain-char-count="2" fo:hyphenation-push-char-count="2"/>
    </style:style>
    <style:style style:name="P20" style:family="paragraph" style:parent-style-name="Standard">
      <style:paragraph-properties fo:text-align="justify" style:justify-single-word="false" fo:hyphenation-ladder-count="no-limit" style:text-autospace="none"/>
      <style:text-properties style:font-name="Courier" fo:font-size="11pt" fo:language="en" fo:country="US" style:letter-kerning="true" style:font-name-asian="Times New Roman" style:font-size-asian="11pt" style:language-asian="es" style:country-asian="MX" style:font-name-complex="Courier" style:font-size-complex="11pt" style:language-complex="ar" style:country-complex="SA" fo:hyphenate="true" fo:hyphenation-remain-char-count="2" fo:hyphenation-push-char-count="2"/>
    </style:style>
    <style:style style:name="P21" style:family="paragraph" style:parent-style-name="Standard" style:master-page-name="Standard">
      <style:paragraph-properties fo:text-align="justify" style:justify-single-word="false" style:page-number="auto"/>
      <style:text-properties style:font-name="Arial" style:font-name-complex="Arial"/>
    </style:style>
    <style:style style:name="T1" style:family="text">
      <style:text-properties style:font-name="Arial" style:font-name-complex="Arial"/>
    </style:style>
    <style:style style:name="T2" style:family="text">
      <style:text-properties style:font-name="Arial" fo:language="en" fo:country="US" style:font-name-complex="Arial"/>
    </style:style>
    <style:style style:name="T3" style:family="text">
      <style:text-properties style:font-name="Arial" fo:language="en" fo:country="US" style:font-name-asian="Arial" style:font-name-complex="Arial"/>
    </style:style>
    <style:style style:name="T4" style:family="text">
      <style:text-properties fo:language="en" fo:country="US"/>
    </style:style>
    <style:style style:name="T5" style:family="text">
      <style:text-properties fo:language="en" fo:country="US" style:font-name-asian="Liberation Serif1" style:font-name-complex="Liberation Serif1"/>
    </style:style>
    <style:style style:name="T6" style:family="text">
      <style:text-properties style:font-name="Times New Roman" fo:language="en" fo:country="US" style:letter-kerning="true" style:font-name-asian="Times New Roman" style:language-asian="es" style:country-asian="MX" style:font-name-complex="Times New Roman" style:language-complex="ar" style:country-complex="SA"/>
    </style:style>
    <style:style style:name="T7" style:family="text">
      <style:text-properties style:font-name="Times New Roman" fo:language="en" fo:country="US" fo:font-style="italic" style:letter-kerning="true" style:font-name-asian="Times New Roman" style:language-asian="es" style:country-asian="MX" style:font-style-asian="italic" style:font-name-complex="Times New Roman" style:language-complex="ar" style:country-complex="SA" style:font-style-complex="italic"/>
    </style:style>
    <style:style style:name="T8" style:family="text">
      <style:text-properties style:font-name="Times New Roman" fo:font-size="9.5pt" fo:language="en" fo:country="US" style:letter-kerning="true" style:font-name-asian="Times New Roman" style:font-size-asian="9.5pt" style:language-asian="es" style:country-asian="MX" style:font-name-complex="Times New Roman" style:font-size-complex="9.5pt" style:language-complex="ar" style:country-complex="SA"/>
    </style:style>
    <style:style style:name="T9" style:family="text">
      <style:text-properties style:font-name="Times New Roman" fo:font-size="7pt" fo:language="en" fo:country="US" style:letter-kerning="true" style:font-name-asian="Times New Roman" style:font-size-asian="7pt" style:language-asian="es" style:country-asian="MX" style:font-name-complex="Times New Roman" style:font-size-complex="7pt" style:language-complex="ar" style:country-complex="SA"/>
    </style:style>
    <style:style style:name="T10" style:family="text">
      <style:text-properties style:font-name-asian="Times New Roman"/>
    </style:style>
    <style:style style:name="T11" style:family="text">
      <style:text-properties style:font-name="Courier" fo:font-size="11pt" fo:language="en" fo:country="US" style:letter-kerning="true" style:font-name-asian="Times New Roman" style:font-size-asian="11pt" style:language-asian="es" style:country-asian="MX" style:font-name-complex="Courier" style:font-size-complex="11pt" style:language-complex="ar" style:country-complex="SA"/>
    </style:style>
    <style:style style:name="T12" style:family="text">
      <style:text-properties style:font-name="Courier" fo:font-size="11pt" fo:language="en" fo:country="US" style:letter-kerning="true" style:font-name-asian="Courier" style:font-size-asian="11pt" style:language-asian="es" style:country-asian="MX" style:font-name-complex="Courier" style:font-size-complex="11pt" style:language-complex="ar" style:country-complex="SA"/>
    </style:style>
    <style:style style:name="T13" style:family="text">
      <style:text-properties style:font-name="Courier" fo:font-size="11pt" fo:language="es" fo:country="MX" style:letter-kerning="true" style:font-name-asian="Times New Roman" style:font-size-asian="11pt" style:language-asian="es" style:country-asian="MX" style:font-name-complex="Courier"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áctica 0.3 Programas en lenguaje ensamblador para Linux: maximum.s</text:p>
      <text:p text:style-name="P3"/>
      <text:p text:style-name="P3">Planning the Program</text:p>
      <text:p text:style-name="P1"><text:span text:style-name="T2">In our next program we will try to find the maximum of a list of numbers.</text:span><text:span text:style-name="T4"> </text:span><text:span text:style-name="T2">Computers are very detail-oriented, so in order to write the program we will have</text:span><text:span text:style-name="T4"> </text:span><text:span text:style-name="T2">to have planned out a number of details. These details include:</text:span></text:p>
      <text:p text:style-name="P1"><text:span text:style-name="T3">• </text:span><text:span text:style-name="T2">Where will the original list of numbers be stored?</text:span></text:p>
      <text:p text:style-name="P1"><text:span text:style-name="T3">• </text:span><text:span text:style-name="T2">What procedure will we need to follow to find the maximum number?</text:span></text:p>
      <text:p text:style-name="P1"><text:span text:style-name="T3">• </text:span><text:span text:style-name="T2">How much storage do we need to carry out that procedure?</text:span></text:p>
      <text:p text:style-name="P1"><text:span text:style-name="T3">• </text:span><text:span text:style-name="T2">Will all of the storage fit into registers, or do we need to use some memory as</text:span><text:span text:style-name="T4"> </text:span><text:span text:style-name="T2">well?</text:span></text:p>
      <text:p text:style-name="P5"/>
      <text:p text:style-name="P1"><text:span text:style-name="T2">You might not think that something as simple as finding the maximum number</text:span><text:span text:style-name="T4"> </text:span><text:span text:style-name="T2">from a list would take much planning. You can usually tell people to find the</text:span><text:span text:style-name="T4"> </text:span><text:span text:style-name="T2">maximum number, and they can do so with little trouble. However, our minds are</text:span><text:span text:style-name="T4"> </text:span><text:span text:style-name="T2">used to putting together complex tasks automatically. Computers need to be</text:span><text:span text:style-name="T4"> </text:span><text:span text:style-name="T2">instructed through the process. In addition, we can usually hold any number of</text:span><text:span text:style-name="T4"> </text:span><text:span text:style-name="T2">things in our mind without much trouble. We usually don’t even realize we are</text:span><text:span text:style-name="T4"> </text:span><text:span text:style-name="T2">doing it. For example, if you scan a list of numbers for the maximum, you will</text:span><text:span text:style-name="T4"> </text:span><text:span text:style-name="T2">probably keep in mind both the highest number you’ve seen so far, and where you</text:span><text:span text:style-name="T4"> </text:span><text:span text:style-name="T2">are in the list. While your mind does this automatically, with computers you have</text:span><text:span text:style-name="T4"> </text:span><text:span text:style-name="T2">to explicitly set up storage for holding the current position on the list and the</text:span><text:span text:style-name="T4"> </text:span><text:span text:style-name="T2">current maximum number. You also have other problems such as how to know</text:span><text:span text:style-name="T4"> </text:span><text:span text:style-name="T2">when to stop. When reading a piece of paper, you can stop when you run out of</text:span><text:span text:style-name="T4"> </text:span><text:span text:style-name="T2">numbers. However, the computer only contains numbers, so it has no idea when it</text:span><text:span text:style-name="T4"> </text:span><text:span text:style-name="T2">has reached the last of your numbers.</text:span></text:p>
      <text:p text:style-name="P5"/>
      <text:p text:style-name="P1"><text:span text:style-name="T2">In computers, you have to plan every step of the way. So, let’s do a little planning.</text:span><text:span text:style-name="T4"> </text:span><text:span text:style-name="T2">First of all, just for reference, let’s name the address where the list of numbers</text:span><text:span text:style-name="T4"> </text:span><text:span text:style-name="T2">starts as data_items . Let’s say that the last number in the list will be a zero, so</text:span><text:span text:style-name="T4"> </text:span><text:span text:style-name="T2">we know where to stop. We also need a value to hold the current position in the</text:span><text:span text:style-name="T4"> </text:span><text:span text:style-name="T2">list, a value to hold the current list element being examined, and the current</text:span><text:span text:style-name="T4"> </text:span><text:span text:style-name="T2">highest value on the list. Let’s assign each of these a register:</text:span></text:p>
      <text:p text:style-name="P1"><text:span text:style-name="T3">• </text:span><text:span text:style-name="T2">%edi will hold the current position in the list.</text:span></text:p>
      <text:p text:style-name="P1"><text:span text:style-name="T3">• </text:span><text:span text:style-name="T2">%ebx will hold the current highest value in the list.</text:span></text:p>
      <text:p text:style-name="P1"><text:span text:style-name="T3">• </text:span><text:span text:style-name="T2">%eax will hold the current element being examined.</text:span></text:p>
      <text:p text:style-name="P1"><text:span text:style-name="T2">When we begin the program and look at the first item in the list, since we haven’t</text:span><text:span text:style-name="T4"> </text:span><text:span text:style-name="T2">seen any other items, that item will automatically be the current largest element in the list. Also, we will set the current position in the list to be zero - the first</text:span><text:span text:style-name="T4"> </text:span><text:span text:style-name="T2">element. From then, we will follow the following steps:</text:span></text:p>
      <text:p text:style-name="P5"/>
      <text:p text:style-name="P5">1. Check the current list element (%eax) to see if it’s zero (the terminating element).</text:p>
      <text:p text:style-name="P5">2. If it is zero, exit.</text:p>
      <text:p text:style-name="P5">3. Increase the current position ( %edi ).</text:p>
      <text:p text:style-name="P1"><text:span text:style-name="T2">4. Load the next value in the list into the current value register ( %eax ). What</text:span><text:span text:style-name="T4"> </text:span><text:span text:style-name="T2">addressing mode might we use here? Why?</text:span></text:p>
      <text:p text:style-name="P5">5. Compare the current value ( %eax ) with the current highest value ( %ebx ).</text:p>
      <text:p text:style-name="P1"><text:span text:style-name="T2">6. If the current value is greater than the current highest value, replace the</text:span><text:span text:style-name="T4"> </text:span><text:span text:style-name="T2">current highest value with the current value.</text:span></text:p>
      <text:p text:style-name="P5">7. Repeat.</text:p>
      <text:p text:style-name="P5"/>
      <text:p text:style-name="P1"><text:span text:style-name="T2">That is the procedure. Many times in that procedure I made use of the word "if".</text:span><text:span text:style-name="T4"> </text:span><text:span text:style-name="T2">These places are where decisions are to be made. You see, the computer doesn’t</text:span><text:span text:style-name="T4"> </text:span><text:span text:style-name="T2">follow the exact same sequence of instructions every time. Depending on which</text:span><text:span text:style-name="T4"> </text:span><text:span text:style-name="T2">"if"s are correct, the </text:span><text:soft-page-break/><text:span text:style-name="T2">computer may follow a different set of instructions. The</text:span><text:span text:style-name="T4"> </text:span><text:span text:style-name="T2">second time through, it might not have the highest value. In that case, it will skip</text:span><text:span text:style-name="T4"> </text:span><text:span text:style-name="T2">step 6, but come back to step 7. In every case except the last one, it will skip step</text:span><text:span text:style-name="T4"> </text:span><text:span text:style-name="T2">2. In more complicated programs, the skipping around increases dramatically.</text:span></text:p>
      <text:p text:style-name="P5"/>
      <text:p text:style-name="P1"><text:span text:style-name="T2">These "if"s are a class of instructions called flow control instructions, because they</text:span><text:span text:style-name="T4"> </text:span><text:span text:style-name="T2">tell the compute which steps to follow and which paths to take. In the previous</text:span><text:span text:style-name="T4"> </text:span><text:span text:style-name="T2">program, we did not have any flow control instructions, as there was only one</text:span><text:span text:style-name="T4"> </text:span><text:span text:style-name="T2">possible path to take - exit. This program is much more dynamic in that it is</text:span><text:span text:style-name="T4"> </text:span><text:span text:style-name="T2">directed by data. Depending on what data it receives, it will follow different</text:span><text:span text:style-name="T4"> </text:span><text:span text:style-name="T2">instruction paths.</text:span></text:p>
      <text:p text:style-name="P5"/>
      <text:p text:style-name="P1"><text:span text:style-name="T2">In this program, this will be accomplished by two different instructions, the</text:span><text:span text:style-name="T4"> </text:span><text:span text:style-name="T2">conditional jump and the unconditional jump. The conditional jump changes paths</text:span><text:span text:style-name="T4"> </text:span><text:span text:style-name="T2">based on the results of a previous comparison or calculation. The unconditional</text:span><text:span text:style-name="T4"> </text:span><text:span text:style-name="T2">jump just goes directly to a different path no matter what. The unconditional jump</text:span><text:span text:style-name="T4"> </text:span><text:span text:style-name="T2">may seem useless, but it is very necessary since all of the instructions will be laid</text:span><text:span text:style-name="T4"> </text:span><text:span text:style-name="T2">out on a line. If a path needs to converge back to the main path, it will have to do</text:span><text:span text:style-name="T4"> </text:span><text:span text:style-name="T2">this by an unconditional jump. We will see more of both of these jumps in the next</text:span><text:span text:style-name="T4"> </text:span><text:span text:style-name="T2">section.</text:span></text:p>
      <text:p text:style-name="P5"/>
      <text:p text:style-name="P1"><text:span text:style-name="T2">Another use of flow control is in implementing loops. A loop is a piece of program</text:span><text:span text:style-name="T4"> </text:span><text:span text:style-name="T2">code that is meant to be repeated. In our example, the first part of the program</text:span><text:span text:style-name="T4"> </text:span><text:span text:style-name="T2">(setting the current position to 0 and loading the current highest value with the</text:span><text:span text:style-name="T4"> </text:span><text:span text:style-name="T2">current value) was only done once, so it wasn’t a loop. However, the next part is</text:span><text:span text:style-name="T4"> </text:span><text:span text:style-name="T2">repeated over and over again for every number in the list. It is only left when we</text:span><text:span text:style-name="T4"> </text:span><text:span text:style-name="T2">have come to the last element, indicated by a zero. This is called a loop because it</text:span><text:span text:style-name="T4"> </text:span><text:span text:style-name="T2">occurs over and over again. It is implemented by doing unconditional jumps to the</text:span><text:span text:style-name="T4"> </text:span><text:span text:style-name="T2">beginning of the loop at the end of the loop, which causes it to start over. However,</text:span><text:span text:style-name="T4"> </text:span><text:span text:style-name="T2">you have to always remember to have a conditional jump to exit the loop</text:span><text:span text:style-name="T4"> </text:span><text:span text:style-name="T2">somewhere, or the loop will continue forever! This condition is called an infinite</text:span><text:span text:style-name="T4"> </text:span><text:span text:style-name="T2">loop. If we accidentally left out step 1, 2, or 3, the loop (and our program) would</text:span><text:span text:style-name="T4"> </text:span><text:span text:style-name="T2">never end.</text:span></text:p>
      <text:p text:style-name="P1"><text:span text:style-name="T2">In the next section, we will implement this program that we have planned.</text:span><text:span text:style-name="T4"> </text:span><text:span text:style-name="T2">Program planning sounds complicated - and it is, to some degree. When you first</text:span><text:span text:style-name="T4"> </text:span><text:span text:style-name="T2">start programming, it’s often hard to convert our normal thought process into a</text:span><text:span text:style-name="T4"> </text:span><text:span text:style-name="T2">procedure that the computer can understand. We often forget the number of</text:span><text:span text:style-name="T4"> </text:span><text:span text:style-name="T2">"temporary storage locations" that our minds are using to process problems. As</text:span><text:span text:style-name="T4"> </text:span><text:span text:style-name="T2">you read and write programs, however, this will eventually become very natural to</text:span><text:span text:style-name="T4"> </text:span><text:span text:style-name="T2">you. Just have patience.</text:span></text:p>
      <text:p text:style-name="P4"/>
      <text:p text:style-name="P4">Finding a Maximum Value</text:p>
      <text:p text:style-name="P4">Enter the following program as maximum.s :</text:p>
      <text:p text:style-name="P4"/>
      <text:p text:style-name="P4">#PURPOSE: <text:s text:c="3"/>This program finds the maximum number of a </text:p>
      <text:p text:style-name="P4"># <text:s text:c="22"/>set <text:s/>of <text:s/>data items.</text:p>
      <text:p text:style-name="P4">#</text:p>
      <text:p text:style-name="P4"># %ebx - Largest data item found</text:p>
      <text:p text:style-name="P4"># %eax - Current data item</text:p>
      <text:p text:style-name="P4">#</text:p>
      <text:p text:style-name="P4"># The following memory locations are used:</text:p>
      <text:p text:style-name="P4">#</text:p>
      <text:p text:style-name="P4"># data_items - contains the item data. A 0 is used</text:p>
      <text:p text:style-name="P4">#</text:p>
      <text:p text:style-name="P4">to terminate the data</text:p>
      <text:p text:style-name="P4">#</text:p>
      <text:p text:style-name="P4">.section .data</text:p>
      <text:p text:style-name="Standard"><text:soft-page-break/><text:span text:style-name="T2">data_items:</text:span><text:span text:style-name="T4"> <text:s text:c="64"/></text:span><text:span text:style-name="T2">#These are the data items</text:span></text:p>
      <text:p text:style-name="P4">.long 3,67,34,222,45,75,54,34,44,33,22,11,66,0</text:p>
      <text:p text:style-name="P4"/>
      <text:p text:style-name="P4">.section .text</text:p>
      <text:p text:style-name="P4"/>
      <text:p text:style-name="P4">.globl _start</text:p>
      <text:p text:style-name="P4">_start:</text:p>
      <text:p text:style-name="Standard"><text:span text:style-name="T2">movl $0, %edi</text:span><text:span text:style-name="T4"> <text:s text:c="59"/></text:span><text:span text:style-name="T2"># move 0 into the index register</text:span></text:p>
      <text:p text:style-name="Standard"><text:span text:style-name="T2">movl data_items(,%edi,4), %eax <text:s text:c="24"/># load the first byte of data</text:span></text:p>
      <text:p text:style-name="Standard"><text:span text:style-name="T2">movl %eax, %ebx</text:span><text:span text:style-name="T4"> <text:s text:c="52"/></text:span><text:span text:style-name="T2"># since this is the first item, %eax is</text:span></text:p>
      <text:p text:style-name="Standard"><text:span text:style-name="T3"><text:s text:c="76"/></text:span><text:span text:style-name="T2"># the biggest</text:span></text:p>
      <text:p text:style-name="P4">start_loop:</text:p>
      <text:p text:style-name="Standard"><text:span text:style-name="T2">cmpl $0, %eax <text:s text:c="51"/># check to see if we’ve hit the end </text:span></text:p>
      <text:p text:style-name="P4">je loop_exit</text:p>
      <text:p text:style-name="Standard"><text:span text:style-name="T2">incl %edi <text:s text:c="60"/># load next value</text:span></text:p>
      <text:p text:style-name="Standard"><text:span text:style-name="T2">movl data_items(,%edi,4),%eax</text:span></text:p>
      <text:p text:style-name="Standard"><text:span text:style-name="T2">cmpl %ebx, %eax <text:s text:c="46"/># compare values</text:span></text:p>
      <text:p text:style-name="Standard"><text:span text:style-name="T2">jle start_loop <text:s text:c="54"/># jump to loop beginning if the new</text:span></text:p>
      <text:p text:style-name="Standard"><text:span text:style-name="T5"><text:s text:c="84"/></text:span><text:span text:style-name="T2"># one isn’t bigger</text:span></text:p>
      <text:p text:style-name="Standard"><text:span text:style-name="T2">movl %eax, %ebx <text:s text:c="46"/># move the value as the largest</text:span></text:p>
      <text:p text:style-name="Standard"><text:span text:style-name="T2">jmp start_loop <text:s text:c="52"/># jump to loop beginning</text:span></text:p>
      <text:p text:style-name="P4"/>
      <text:p text:style-name="P4">loop_exit:</text:p>
      <text:p text:style-name="P4"/>
      <text:p text:style-name="P4"># %ebx is the status code for the exit system call</text:p>
      <text:p text:style-name="P4"># and it already has the maximum number</text:p>
      <text:p text:style-name="Standard"><text:span text:style-name="T2">movl $1, %eax</text:span><text:span text:style-name="T4"> <text:s text:c="56"/></text:span><text:span text:style-name="T2">#1 is the exit() syscall</text:span></text:p>
      <text:p text:style-name="P4">int $0x80</text:p>
      <text:p text:style-name="P4"/>
      <text:p text:style-name="P4">Now, assemble and link it with these commands:</text:p>
      <text:p text:style-name="P4"/>
      <text:p text:style-name="Standard"><text:span text:style-name="T2">as <text:s/>– –32 <text:s/>maximum.s <text:s/>-o <text:s/>maximum.o</text:span></text:p>
      <text:p text:style-name="Standard"><text:span text:style-name="T2">ld <text:s/>-m <text:s/>elf_i386 <text:s/>maximum.o <text:s/>-o maximum</text:span></text:p>
      <text:p text:style-name="P4"/>
      <text:p text:style-name="P4">Now run it, and check it’s status.</text:p>
      <text:p text:style-name="P4"/>
      <text:p text:style-name="P4">./maximum</text:p>
      <text:p text:style-name="P4">echo $?</text:p>
      <text:p text:style-name="P4"/>
      <text:p text:style-name="P1"><text:span text:style-name="T2">You’ll notice it returns the value 222 . Let’s take a look at the program and what it</text:span><text:span text:style-name="T4"> </text:span><text:span text:style-name="T2">does. If you look in the comments, you’ll see that the program finds the maximum</text:span><text:span text:style-name="T4"> </text:span><text:span text:style-name="T2">of a set of numbers (aren’t comments wonderful!). You may also notice that in this</text:span><text:span text:style-name="T4"> </text:span><text:span text:style-name="T2">program we actually have something in the data section. These lines are the data</text:span><text:span text:style-name="T4"> </text:span><text:span text:style-name="T2">section:</text:span></text:p>
      <text:p text:style-name="P7"/>
      <text:p text:style-name="Standard"><text:span text:style-name="T2">data_items:</text:span><text:span text:style-name="T4"> <text:s text:c="85"/></text:span><text:span text:style-name="T2"># These are the data items</text:span></text:p>
      <text:p text:style-name="P4">.long 3,67,34,222,45,75,54,34,44,33,22,11,66,0</text:p>
      <text:p text:style-name="P4"/>
      <text:p text:style-name="P1"><text:span text:style-name="T2">Lets look at this. data_items is a label that refers to the location that follows it.</text:span><text:span text:style-name="T4"> </text:span><text:span text:style-name="T2">Then, there is a directive that starts with .long . That causes the assembler to</text:span><text:span text:style-name="T4"> </text:span><text:span text:style-name="T2">reserve memory for the list of numbers that follow it. data_items refers to the</text:span><text:span text:style-name="T4"> </text:span><text:span text:style-name="T2">location of the first one. Because data_items is a label, any time in our program</text:span><text:span text:style-name="T4"> </text:span><text:span text:style-name="T2">where we need to refer to this address we can use the data_items symbol, and</text:span><text:span text:style-name="T4"> </text:span><text:span text:style-name="T2">the assembler will substitute it with the address where </text:span><text:soft-page-break/><text:span text:style-name="T2">the numbers start during</text:span><text:span text:style-name="T4"> </text:span><text:span text:style-name="T2">assembly. For example, the instruction movl data_items, %eax would move the value 3 into %eax. There are several different types of memory locations other than .long that can be reserved. The main ones are as follows: </text:span></text:p>
      <text:p text:style-name="P4"/>
      <text:p text:style-name="P4">.byte</text:p>
      <text:p text:style-name="Standard"><text:span text:style-name="T3"><text:s text:c="6"/></text:span><text:span text:style-name="T2">Bytes take up one storage location for each number. They are limited to</text:span><text:span text:style-name="T4"> </text:span><text:span text:style-name="T2">numbers <text:s text:c="17"/></text:span></text:p>
      <text:p text:style-name="Standard"><text:span text:style-name="T3"><text:s text:c="6"/></text:span><text:span text:style-name="T2">between 0 and 255.</text:span></text:p>
      <text:p text:style-name="P4"/>
      <text:p text:style-name="P4">.int</text:p>
      <text:p text:style-name="Standard"><text:span text:style-name="T3"><text:s text:c="6"/></text:span><text:span text:style-name="T2">Ints (which differ from the int instruction) take up two storage locations for</text:span><text:span text:style-name="T4"> </text:span><text:span text:style-name="T2">each <text:s/></text:span></text:p>
      <text:p text:style-name="Standard"><text:span text:style-name="T3"><text:s text:c="6"/></text:span><text:span text:style-name="T2">number. These are limitted to numbers between 0 and 65535.</text:span></text:p>
      <text:p text:style-name="P4"/>
      <text:p text:style-name="P4">.long</text:p>
      <text:p text:style-name="Standard"><text:span text:style-name="T3"><text:s text:c="6"/></text:span><text:span text:style-name="T2">Longs take up four storage locations. This is the same amount of space the</text:span><text:span text:style-name="T4"> </text:span><text:span text:style-name="T2">registers <text:s text:c="2"/></text:span></text:p>
      <text:p text:style-name="Standard"><text:span text:style-name="T3"><text:s text:c="6"/></text:span><text:span text:style-name="T2">use, which is why they are used in this program. They can hold</text:span><text:span text:style-name="T4"> </text:span><text:span text:style-name="T2">numbers between 0 <text:s/></text:span></text:p>
      <text:p text:style-name="Standard"><text:span text:style-name="T3"><text:s text:c="6"/></text:span><text:span text:style-name="T2">and 4294967295.</text:span></text:p>
      <text:p text:style-name="P4"/>
      <text:p text:style-name="P4">.ascii</text:p>
      <text:p text:style-name="Standard"><text:span text:style-name="T3"><text:s text:c="6"/></text:span><text:span text:style-name="T2">The .ascii directive is to enter in characters into memory. Characters each</text:span><text:span text:style-name="T4"> </text:span><text:span text:style-name="T2">take up one <text:s text:c="2"/></text:span></text:p>
      <text:p text:style-name="Standard"><text:span text:style-name="T3"><text:s text:c="6"/></text:span><text:span text:style-name="T2">storage location (they are converted into bytes internally). So, if</text:span><text:span text:style-name="T4"> </text:span><text:span text:style-name="T2">you gave the directive <text:s/></text:span></text:p>
      <text:p text:style-name="Standard"><text:span text:style-name="T3"><text:s text:c="6"/></text:span><text:span text:style-name="T2">.ascii "Hello there\0" , the assembler would</text:span><text:span text:style-name="T4"> </text:span><text:span text:style-name="T2">reserve 12 storage locations (bytes). The <text:s/></text:span></text:p>
      <text:p text:style-name="Standard"><text:span text:style-name="T3"><text:s text:c="6"/></text:span><text:span text:style-name="T2">first byte contains the numeric code</text:span><text:span text:style-name="T4"> </text:span><text:span text:style-name="T2">for H , the second byte contains the numeric code <text:s/></text:span></text:p>
      <text:p text:style-name="Standard"><text:span text:style-name="T3"><text:s text:c="6"/></text:span><text:span text:style-name="T2">for e , and so forth. The last</text:span><text:span text:style-name="T4"> </text:span><text:span text:style-name="T2">character is represented by \0 , and it is the terminating <text:s text:c="3"/></text:span></text:p>
      <text:p text:style-name="Standard"><text:span text:style-name="T3"><text:s text:c="6"/></text:span><text:span text:style-name="T2">character (it will</text:span><text:span text:style-name="T4"> </text:span><text:span text:style-name="T2">never display, it just tells other parts of the program that that’s the end <text:s/></text:span></text:p>
      <text:p text:style-name="Standard"><text:span text:style-name="T3"><text:s text:c="6"/></text:span><text:span text:style-name="T2">of the</text:span><text:span text:style-name="T4"> </text:span><text:span text:style-name="T2">characters). Letters and numbers that start with a backslash represent</text:span><text:span text:style-name="T4"> <text:s text:c="2"/></text:span></text:p>
      <text:p text:style-name="Standard"><text:span text:style-name="T5"><text:s text:c="6"/></text:span><text:span text:style-name="T2">characters that are not typeable on the keyboard or easily viewable on the</text:span><text:span text:style-name="T4"> </text:span><text:span text:style-name="T2">screen. For <text:s text:c="2"/></text:span></text:p>
      <text:p text:style-name="Standard"><text:span text:style-name="T3"><text:s text:c="5"/></text:span><text:span text:style-name="T2">example, \n refers to the "newline" character which causes the</text:span><text:span text:style-name="T4"> </text:span><text:span text:style-name="T2">computer to start output <text:s/></text:span></text:p>
      <text:p text:style-name="Standard"><text:span text:style-name="T3"><text:s text:c="5"/></text:span><text:span text:style-name="T2">on the next line and \t refers to the "tab" character.</text:span><text:span text:style-name="T4"> </text:span><text:span text:style-name="T2">All of the letters in an .ascii directive <text:s text:c="2"/></text:span></text:p>
      <text:p text:style-name="Standard"><text:span text:style-name="T3"><text:s text:c="5"/></text:span><text:span text:style-name="T2">should be in quotes.</text:span></text:p>
      <text:p text:style-name="P1"><text:span text:style-name="T2">In our example, the assembler reserves 14 .long s, one right after another. Since</text:span><text:span text:style-name="T4"> </text:span><text:span text:style-name="T2">each long takes up 4 bytes, that means that the whole list takes up 56 bytes. These</text:span><text:span text:style-name="T4"> </text:span><text:span text:style-name="T2">are the numbers we will be searching through to find the maximum. data_items</text:span><text:span text:style-name="T4"> </text:span><text:span text:style-name="T2">is used by the assembler to refer to the address of the first of these values.</text:span></text:p>
      <text:p text:style-name="P4"/>
      <text:p text:style-name="P1"><text:span text:style-name="T2">Take note that the last data item in the list is a zero. I decided to use a zero to tell</text:span><text:span text:style-name="T4"> </text:span><text:span text:style-name="T2">my program that it has hit the end of the list. I could have done this other ways. I</text:span><text:span text:style-name="T4"> </text:span><text:span text:style-name="T2">could have had the size of the list hard-coded into the program. Also, I could have</text:span><text:span text:style-name="T4"> </text:span><text:span text:style-name="T2">put the length of the list as the first item, or in a separate location. I also could</text:span><text:span text:style-name="T4"> </text:span><text:span text:style-name="T2">have made a symbol which marked the last location of the list items. No matter</text:span><text:span text:style-name="T4"> </text:span><text:span text:style-name="T2">how I do it, I must have some method of determining the end of the list. The</text:span><text:span text:style-name="T4"> </text:span><text:span text:style-name="T2">computer knows nothing - it can only do what its told. It’s not going to stop</text:span><text:span text:style-name="T4"> </text:span><text:span text:style-name="T2">processing unless I give it some sort of signal. Otherwise it would continue</text:span><text:span text:style-name="T4"> </text:span><text:span text:style-name="T2">processing past the end of the list into the data that follows it, and even to</text:span></text:p>
      <text:p text:style-name="P5">locations where we haven’t put any data.</text:p>
      <text:p text:style-name="P4"/>
      <text:p text:style-name="P1"><text:span text:style-name="T2">Notice that we don’t have a .globl declaration for data_items . This is because</text:span><text:span text:style-name="T4"> </text:span><text:span text:style-name="T2">we only refer to these locations within the program. No other file or program</text:span><text:span text:style-name="T4"> </text:span><text:span text:style-name="T2">needs to know where they are located. This is in contrast to the _start symbol,</text:span><text:span text:style-name="T4"> </text:span><text:span text:style-name="T2">which Linux needs to know where it is so that it knows where to begin the</text:span><text:span text:style-name="T4"> </text:span><text:span text:style-name="T2">program’s execution. It’s not an error to write .globl data_items , it’s just not</text:span><text:span text:style-name="T4"> </text:span><text:span text:style-name="T2">necessary. Anyway, play around with this line and add your own numbers. Even</text:span><text:span text:style-name="T4"> </text:span><text:span text:style-name="T2">though they are .long , the program will produce strange results if any number is</text:span><text:span text:style-name="T4"> </text:span><text:span text:style-name="T2">greater than 255, because that’s the largest allowed exit status. Also notice that if</text:span><text:span text:style-name="T4"> </text:span><text:span text:style-name="T2">you move the 0 to earlier in the list, the rest get ignored. Remember that any time</text:span></text:p>
      <text:p text:style-name="P1"><text:soft-page-break/><text:span text:style-name="T2">you change the source file, you have to re-assemble and re-link your program. Do</text:span><text:span text:style-name="T4"> </text:span><text:span text:style-name="T2">this now and see the results.</text:span></text:p>
      <text:p text:style-name="P8"/>
      <text:p text:style-name="P1"><text:span text:style-name="T2">All right, we’ve played with the data a little bit. Now let’s look at the code. In the</text:span><text:span text:style-name="T4"> </text:span><text:span text:style-name="T2">comments you will notice that we’ve marked some variables that we plan to use.</text:span><text:span text:style-name="T4"> </text:span><text:span text:style-name="T2">A variable is a dedicated storage location used for a specific purpose, usually</text:span><text:span text:style-name="T4"> </text:span><text:span text:style-name="T2">given a distinct name by the programmer. We talked about this in the previous section, but didn’t give them a name. In this program, we have several variables:</text:span></text:p>
      <text:p text:style-name="P5"/>
      <text:p text:style-name="P1"><text:span text:style-name="T3">• </text:span><text:span text:style-name="T2">a variable for the current maximum number found</text:span></text:p>
      <text:p text:style-name="P1"><text:span text:style-name="T3">• </text:span><text:span text:style-name="T2">a variable for which number of the list we are currently examining, called the</text:span><text:span text:style-name="T4"> </text:span><text:span text:style-name="T2">index</text:span></text:p>
      <text:p text:style-name="P1"><text:span text:style-name="T3">• </text:span><text:span text:style-name="T2">a variable holding the current number being examined</text:span></text:p>
      <text:p text:style-name="P5"/>
      <text:p text:style-name="P1"><text:span text:style-name="T2">In this case, we have few enough variables that we can hold them all in registers. In</text:span><text:span text:style-name="T4"> </text:span><text:span text:style-name="T2">larger programs, you have to put them in memory, and then move them to registers</text:span><text:span text:style-name="T4"> </text:span><text:span text:style-name="T2">when you are ready to use them. We will discuss how to do that later. When people</text:span><text:span text:style-name="T4"> </text:span><text:span text:style-name="T2">start out programming, they usually underestimate the number of variables they will need. People are not used to having to think through every detail of a process,</text:span><text:span text:style-name="T4"> </text:span><text:span text:style-name="T2">and therefore leave out needed variables in their first programming attempts.</text:span></text:p>
      <text:p text:style-name="P5"/>
      <text:p text:style-name="P1"><text:span text:style-name="T2">In this program, we are using %ebx as the location of the largest item we’ve found.</text:span><text:span text:style-name="T4"> </text:span><text:span text:style-name="T2">%edi is used as the index to the current data item we’re looking at. Now, let’s talk</text:span><text:span text:style-name="T4"> </text:span><text:span text:style-name="T2">about what an index is. When we read the information from data_items , we will</text:span><text:span text:style-name="T4"> </text:span><text:span text:style-name="T2">start with the first one (data item number 0), then go to the second one (data item</text:span><text:span text:style-name="T4"> </text:span><text:span text:style-name="T2">number 1), then the third (data item number 2), and so on. The data item number is the index of data_items . You’ll notice that the first instruction we give to the</text:span><text:span text:style-name="T4"> </text:span><text:span text:style-name="T2">computer is:</text:span></text:p>
      <text:p text:style-name="P5"/>
      <text:p text:style-name="P5">movl $0, %edi</text:p>
      <text:p text:style-name="P5"/>
      <text:p text:style-name="P1"><text:span text:style-name="T2">Since we are using %edi as our index, and we want to start looking at the first</text:span><text:span text:style-name="T4"> </text:span><text:span text:style-name="T2">item, we load %edi with 0. Now, the next instruction is tricky, but crucial to what</text:span><text:span text:style-name="T4"> </text:span><text:span text:style-name="T2">we’re doing. It says:</text:span></text:p>
      <text:p text:style-name="P5"/>
      <text:p text:style-name="P5">movl data_items(,%edi,4), %eax</text:p>
      <text:p text:style-name="P5"/>
      <text:p text:style-name="P5">Now to understand this line, you need to keep several things in mind:</text:p>
      <text:p text:style-name="P5"/>
      <text:p text:style-name="P1"><text:span text:style-name="T3">• </text:span><text:span text:style-name="T2">data_items</text:span><text:span text:style-name="T4"> </text:span><text:span text:style-name="T2">is the location number of the start of our number list.</text:span></text:p>
      <text:p text:style-name="P1"><text:span text:style-name="T3">• </text:span><text:span text:style-name="T2">Each number is stored across 4 storage locations (because we declared it using</text:span><text:span text:style-name="T4"> </text:span><text:span text:style-name="T2">.long )</text:span></text:p>
      <text:p text:style-name="P1"><text:span text:style-name="T3">• </text:span><text:span text:style-name="T2">%edi</text:span><text:span text:style-name="T4"> </text:span><text:span text:style-name="T2">is holding 0 at this point</text:span></text:p>
      <text:p text:style-name="P5"/>
      <text:p text:style-name="P1"><text:span text:style-name="T2">So, basically what this line does is say, "start at the beginning of data_items, and</text:span><text:span text:style-name="T4"> </text:span><text:span text:style-name="T2">take the first item number (because %edi is 0), and remember that each number</text:span><text:span text:style-name="T4"> </text:span><text:span text:style-name="T2">takes up four storage locations." Then it stores that number in %eax . This is how</text:span><text:span text:style-name="T4"> </text:span><text:span text:style-name="T2">you write indexed addressing mode instructions in assembly language. The</text:span><text:span text:style-name="T4"> </text:span><text:span text:style-name="T2">instruction in a general form is this:</text:span></text:p>
      <text:p text:style-name="P5"/>
      <text:p text:style-name="P1"><text:span text:style-name="T2">movl</text:span><text:span text:style-name="T4"> <text:s text:c="2"/></text:span><text:span text:style-name="T2">BEGINNINGADDRESS(,%INDEXREGISTER,WORDSIZE)</text:span></text:p>
      <text:p text:style-name="P5"/>
      <text:p text:style-name="P1"><text:span text:style-name="T2">In our case data_items was our beginning address, %edi was our index register,</text:span><text:span text:style-name="T4"> </text:span><text:span text:style-name="T2">and 4 was our word size. This topic is discussed further in the Section called</text:span><text:span text:style-name="T4"> </text:span><text:span text:style-name="T2">Addressing Modes.</text:span></text:p>
      <text:p text:style-name="P1"><text:span text:style-name="T2">If you look at the numbers in data_items , you will see that the number 3 is now</text:span><text:span text:style-name="T4"> </text:span><text:span text:style-name="T2">in %eax . If %edi was set to 1, the number 67 would be in %eax , and if it was set to</text:span><text:span text:style-name="T4"> </text:span><text:span text:style-name="T2">2, the number </text:span><text:soft-page-break/><text:span text:style-name="T2">34 would be in %eax , and so forth. Very strange things would</text:span><text:span text:style-name="T4"> </text:span><text:span text:style-name="T2">happen if we used a number other than 4 as the size of our storage locations. The</text:span><text:span text:style-name="T4"> </text:span><text:span text:style-name="T2">way you write this is very awkward, but if you know what each piece does, it’s not</text:span><text:span text:style-name="T4"> </text:span><text:span text:style-name="T2">too difficult. For more information about this, see the Section called Addressing</text:span><text:span text:style-name="T4"> </text:span><text:span text:style-name="T2">Modes.</text:span></text:p>
      <text:p text:style-name="P5"/>
      <text:p text:style-name="P5">Let’s look at the next line:</text:p>
      <text:p text:style-name="P5"/>
      <text:p text:style-name="P3">movl %eax, %ebx</text:p>
      <text:p text:style-name="P3"/>
      <text:p text:style-name="P9"><text:span text:style-name="T6">We have the first item to look at stored in </text:span><text:span text:style-name="T11">%eax</text:span><text:span text:style-name="T6">. Since it is the first item, we know it’s the biggest one we’ve looked at. We store it in </text:span><text:span text:style-name="T11">%ebx</text:span><text:span text:style-name="T6">, since that’s where we are keeping the largest number found. Also, even though </text:span><text:span text:style-name="T11">movl </text:span><text:span text:style-name="T6">stands for </text:span><text:span text:style-name="T7">move</text:span><text:span text:style-name="T6">, it actually copies the value, so </text:span><text:span text:style-name="T11">%eax </text:span><text:span text:style-name="T6">and </text:span><text:span text:style-name="T11">%ebx </text:span><text:span text:style-name="T6">both contain the starting value.</text:span></text:p>
      <text:p text:style-name="P10"/>
      <text:p text:style-name="P9"><text:span text:style-name="T6">Now we move into a </text:span><text:span text:style-name="T7">loop</text:span><text:span text:style-name="T6">. A loop is a segment of your program that might run more than once. We have marked the starting location of the loop in the symbol </text:span><text:span text:style-name="T11">start_loop</text:span><text:span text:style-name="T6">. The reason we are doing a loop is because we don’t know how many data items we have to process, but the procedure will be the same no matter how many there are. We don’t want to have to rewrite our program for every list</text:span></text:p>
      <text:p text:style-name="P9"><text:span text:style-name="T6">length possible. In fact, we don’t even want to have to write out code for a comparison for every list item. Therefore, we have a single section of code (a loop) that we execute over and over again for every element in </text:span><text:span text:style-name="T11">data_items</text:span><text:span text:style-name="T6">.</text:span></text:p>
      <text:p text:style-name="P10"/>
      <text:p text:style-name="P10">In the previous section, we outlined what this loop needed to do. Let’s review:</text:p>
      <text:p text:style-name="P9"><text:span text:style-name="T8">• </text:span><text:span text:style-name="T6">Check to see if the current value being looked at is zero. If so, that means we are at the end of our data and should exit the loop.</text:span></text:p>
      <text:p text:style-name="P9"><text:span text:style-name="T8">• </text:span><text:span text:style-name="T6">We have to load the next value of our list.</text:span></text:p>
      <text:p text:style-name="P9"><text:span text:style-name="T8">• </text:span><text:span text:style-name="T6">We have to see if the next value is bigger than our current biggest value.</text:span></text:p>
      <text:p text:style-name="P9"><text:span text:style-name="T8">• </text:span><text:span text:style-name="T6">If it is, we have to copy it to the location we are holding the largest value in.</text:span></text:p>
      <text:p text:style-name="P9"><text:span text:style-name="T8">• </text:span><text:span text:style-name="T6">Now we need to go back to the beginning of the loop.</text:span></text:p>
      <text:p text:style-name="P9"><text:span text:style-name="T6">Okay, so now lets go to the code. We have the beginning of the loop marked with </text:span><text:span text:style-name="T11">start_loop</text:span><text:span text:style-name="T6">. That is so we know where to go back to at the end of our loop. Then we have these instructions:</text:span></text:p>
      <text:p text:style-name="P18"/>
      <text:p text:style-name="P18">cmpl $0, %eax</text:p>
      <text:p text:style-name="P17">je end_loop</text:p>
      <text:p text:style-name="P17"/>
      <text:p text:style-name="P9"><text:span text:style-name="T6">The </text:span><text:span text:style-name="T11">cmpl </text:span><text:span text:style-name="T6">instruction compares the two values. Here, we are comparing the</text:span></text:p>
      <text:p text:style-name="P9"><text:span text:style-name="T6">number 0 to the number stored in </text:span><text:span text:style-name="T11">%eax </text:span><text:span text:style-name="T6">This compare instruction also affects a</text:span></text:p>
      <text:p text:style-name="P9"><text:span text:style-name="T6">register not mentioned here, the </text:span><text:span text:style-name="T11">%eflags </text:span><text:span text:style-name="T6">register. This is also known as the status</text:span></text:p>
      <text:p text:style-name="P10">register, and has many uses which we will discuss later. Just be aware that the</text:p>
      <text:p text:style-name="P10">result of the comparison is stored in the status register. The next line is a flow</text:p>
      <text:p text:style-name="P9"><text:span text:style-name="T6">control instruction which says to </text:span><text:span text:style-name="T7">jump </text:span><text:span text:style-name="T6">to the </text:span><text:span text:style-name="T11">end_loop </text:span><text:span text:style-name="T6">location if the values that</text:span></text:p>
      <text:p text:style-name="P9"><text:span text:style-name="T6">were just compared are equal (that’s what the </text:span><text:span text:style-name="T11">e </text:span><text:span text:style-name="T6">of </text:span><text:span text:style-name="T11">je </text:span><text:span text:style-name="T6">means). It uses the status</text:span></text:p>
      <text:p text:style-name="P9"><text:span text:style-name="T6">register to hold the value of the last comparison. We used </text:span><text:span text:style-name="T11">je</text:span><text:span text:style-name="T6">, but there are many</text:span></text:p>
      <text:p text:style-name="P10">jump statements that you can use:</text:p>
      <text:p text:style-name="P19"/>
      <text:p text:style-name="P19">je <text:s/></text:p>
      <text:p text:style-name="P9"><text:span text:style-name="T12"><text:s text:c="4"/></text:span><text:span text:style-name="T6">Jump if the values were equal</text:span></text:p>
      <text:p text:style-name="P19"/>
      <text:p text:style-name="P19">jg</text:p>
      <text:p text:style-name="P9"><text:span text:style-name="T6"><text:s text:c="9"/>Jump if the second value was greater than the first value</text:span></text:p>
      <text:p text:style-name="P15"/>
      <text:p text:style-name="P19">jge</text:p>
      <text:p text:style-name="P9"><text:span text:style-name="T6"><text:s text:c="9"/>Jump if the second value was greater than or equal to the first value</text:span></text:p>
      <text:p text:style-name="P12"><text:soft-page-break/></text:p>
      <text:p text:style-name="P20">jl</text:p>
      <text:p text:style-name="P2"><text:span text:style-name="T6"><text:s text:c="8"/>Jump if the second value was less than the first value</text:span></text:p>
      <text:p text:style-name="P12"/>
      <text:p text:style-name="P20">jle</text:p>
      <text:p text:style-name="P2"><text:span text:style-name="T6"><text:s text:c="8"/>Jump if the second value was less than or equal to the first value</text:span></text:p>
      <text:p text:style-name="P12"/>
      <text:p text:style-name="P20">jmp</text:p>
      <text:p text:style-name="P1"><text:span text:style-name="T6"><text:s text:c="8"/>Jump no matter what. This does not need to be preceeded by a comparison.</text:span></text:p>
      <text:p text:style-name="P11"/>
      <text:p text:style-name="P2"><text:span text:style-name="T6">The complete list is documented in Appendix B. In this case, we are jumping if </text:span><text:span text:style-name="T11">%eax </text:span><text:span text:style-name="T6">holds the value of zero. If so, we are done and we go to </text:span><text:span text:style-name="T11">loop_exit</text:span><text:span text:style-name="T6">. If the last loaded element was not zero, we go on to the next instructions:</text:span></text:p>
      <text:p text:style-name="P12"/>
      <text:p text:style-name="P20">incl %edi</text:p>
      <text:p text:style-name="P20">movl data_items(,%edi,4), %eax</text:p>
      <text:p text:style-name="P14"/>
      <text:p text:style-name="P2"><text:span text:style-name="T6">If you remember from our previous discussion, </text:span><text:span text:style-name="T11">%edi </text:span><text:span text:style-name="T6">contains the index to our list of values in </text:span><text:span text:style-name="T11">data_items</text:span><text:span text:style-name="T6">. </text:span><text:span text:style-name="T11">incl </text:span><text:span text:style-name="T6">increments the value of </text:span><text:span text:style-name="T11">%edi </text:span><text:span text:style-name="T6">by one. Then the </text:span><text:span text:style-name="T11">movl </text:span><text:span text:style-name="T6">is just like the one we did beforehand. However, since we already incremented </text:span><text:span text:style-name="T11">%edi</text:span><text:span text:style-name="T6">, </text:span><text:span text:style-name="T11">%eax </text:span><text:span text:style-name="T6">is getting the next value from the list. Now </text:span><text:span text:style-name="T11">%eax </text:span><text:span text:style-name="T6">has the next value to be tested. So, let’s test it!</text:span></text:p>
      <text:p text:style-name="P12"/>
      <text:p text:style-name="P20">cmpl %ebx, %eax</text:p>
      <text:p text:style-name="P20">jle start_loop</text:p>
      <text:p text:style-name="P14"/>
      <text:p text:style-name="P2"><text:span text:style-name="T6">Here we compare our current value, stored in </text:span><text:span text:style-name="T11">%eax </text:span><text:span text:style-name="T6">to our biggest value so far, stored in </text:span><text:span text:style-name="T11">%ebx</text:span><text:span text:style-name="T6">. If the current value is less or equal to our biggest value so far, we don’t care about it, so we just jump back to the beginning of the loop. Otherwise, we need to record that value as the largest one:</text:span></text:p>
      <text:p text:style-name="P12"/>
      <text:p text:style-name="P20">movl %eax, %ebx</text:p>
      <text:p text:style-name="P20">jmp start_loop</text:p>
      <text:p text:style-name="P14"/>
      <text:p text:style-name="P2"><text:span text:style-name="T6">which moves the current value into </text:span><text:span text:style-name="T11">%ebx</text:span><text:span text:style-name="T6">, which we are using to store the current largest value, and starts the loop over again.</text:span></text:p>
      <text:p text:style-name="P12"/>
      <text:p text:style-name="P2"><text:span text:style-name="T6">Okay, so the loop executes until it reaches a 0, when it jumps to </text:span><text:span text:style-name="T11">loop_exit</text:span><text:span text:style-name="T6">. This part of the program calls the Linux kernel to exit. If you remember from the last program, when you call the operating system (remember it’s like signaling Batman), you store the system call number in </text:span><text:span text:style-name="T11">%eax </text:span><text:span text:style-name="T6">(1 for the </text:span><text:span text:style-name="T11">exit </text:span><text:span text:style-name="T6">call), and store the other values in the other registers. The exit call requires that we put our exit status in </text:span><text:span text:style-name="T11">%ebx </text:span><text:span text:style-name="T6">We already have the exit status there since we are using </text:span><text:span text:style-name="T11">%ebx </text:span><text:span text:style-name="T6">as our largest number, so all we have to do is load </text:span><text:span text:style-name="T11">%eax </text:span><text:span text:style-name="T6">with the number one and call the kernel to exit. Like this:</text:span></text:p>
      <text:p text:style-name="P20"/>
      <text:p text:style-name="P20">movl $1, %eax</text:p>
      <text:p text:style-name="P20">int 0x80</text:p>
      <text:p text:style-name="P14"/>
      <text:p text:style-name="P2"><text:span text:style-name="T6">Okay, that was a lot of work and explanation, especially for such a small program. But hey, you’re learning a lot! Now, read through the whole program again, paying special attention to the comments. Make sure that you understand what is going on at each line. If you don’t understand a line, go back through this section and figure out what the line means. You might also grab a piece of paper, and go through the program step-by-step, recording every change to every register, so you can see more clearly what is going on.</text:span></text:p>
      <text:p text:style-name="P12"/>
      <text:p text:style-name="P6"><text:soft-page-break/>Use the Concepts</text:p>
      <text:p text:style-name="P16"/>
      <text:p text:style-name="P9"><text:span text:style-name="T8">• </text:span><text:span text:style-name="T6">Modify the </text:span><text:span text:style-name="T11">maximum </text:span><text:span text:style-name="T6">program to find the minimum instead.</text:span></text:p>
      <text:p text:style-name="P10"/>
      <text:p text:style-name="P9"><text:span text:style-name="T8">• </text:span><text:span text:style-name="T6">Modify the </text:span><text:span text:style-name="T11">maximum </text:span><text:span text:style-name="T6">program to use the number 255 to end the list rather than the number 0</text:span></text:p>
      <text:p text:style-name="P10"/>
      <text:p text:style-name="P9"><text:span text:style-name="T8">• </text:span><text:span text:style-name="T6">Modify the </text:span><text:span text:style-name="T11">maximum </text:span><text:span text:style-name="T6">program to use an ending address rather than the number 0 to know when to stop.</text:span></text:p>
      <text:p text:style-name="P10"/>
      <text:p text:style-name="P9"><text:span text:style-name="T8">• </text:span><text:span text:style-name="T6">Modify the </text:span><text:span text:style-name="T11">maximum </text:span><text:span text:style-name="T6">program to use a length count rather than the number 0 to know when to stop.</text:span></text:p>
      <text:p text:style-name="P10"/>
      <text:p text:style-name="P9"><text:span text:style-name="T8">• </text:span><text:span text:style-name="T6">What would the instruction </text:span><text:span text:style-name="T11">movl _start, %eax </text:span><text:span text:style-name="T6">do? Be specific, based on your knowledge of both addressing modes and the meaning of </text:span><text:span text:style-name="T11">_start</text:span><text:span text:style-name="T6">. How would this differ from the instruction </text:span><text:span text:style-name="T11">movl $_start, %eax</text:span><text:span text:style-name="T6">?</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face style:name="FreeSans1" svg:font-family="FreeSans" style:font-family-generic="swiss"/>
    <style:font-face style:name="DejaVu Sans"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Times New Roman'" style:font-pitch-asian="variable" style:font-size-asian="12pt" style:language-asian="zh" style:country-asian="CN"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DejaVu Sans" style:font-family-asian="'DejaVu Sans', 'Times New Roman'" style:font-pitch-asian="variable" style:font-size-asian="14pt" style:font-name-complex="DejaVu Sans" style:font-family-complex="'DejaVu Sans', 'Times New Roman'" style:font-pitch-complex="variable" style:font-size-complex="14pt"/>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8:42:00</meta:creation-date>
    <dc:creator>Toshiba</dc:creator>
    <dc:date>2018-02-15T13:09:00</dc:date>
    <meta:editing-cycles>3</meta:editing-cycles>
    <meta:editing-duration>PT1H45M</meta:editing-duration>
    <meta:document-statistic meta:table-count="0" meta:image-count="0" meta:object-count="0" meta:page-count="8" meta:paragraph-count="173" meta:word-count="3788" meta:character-count="21366" meta:non-whitespace-character-count="16697"/>
    <meta:generator>LibreOffice/5.1.6.2$Linux_X86_64 LibreOffice_project/10m0$Build-2</meta:generator>
  </office:meta>
</office:document-meta>
</file>